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5cm"/>
    </style:style>
    <style:style style:name="co2" style:family="table-column">
      <style:table-column-properties fo:break-before="auto" style:column-width="6.242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2.76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5983b0"/>
    </style:style>
    <style:style style:name="ce3" style:family="table-cell" style:parent-style-name="Default">
      <style:table-cell-properties fo:background-color="#f6f9d4"/>
    </style:style>
    <style:style style:name="ce4" style:family="table-cell" style:parent-style-name="Default">
      <style:table-cell-properties fo:background-color="#ffd8ce"/>
    </style:style>
    <style:style style:name="ce5" style:family="table-cell" style:parent-style-name="Default">
      <style:table-cell-properties fo:background-color="#a1467e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f10d0c"/>
    </style:style>
    <style:style style:name="ce9" style:family="table-cell" style:parent-style-name="Default">
      <style:table-cell-properties fo:background-color="#ff860d"/>
    </style:style>
    <style:style style:name="ce10" style:family="table-cell" style:parent-style-name="Default">
      <style:table-cell-properties fo:background-color="#e6e905"/>
    </style:style>
    <style:style style:name="ce11" style:family="table-cell" style:parent-style-name="Default">
      <style:table-cell-properties fo:background-color="#ff4000"/>
    </style:style>
    <style:style style:name="ce12" style:family="table-cell" style:parent-style-name="Default">
      <style:table-cell-properties fo:background-color="#d4ea6b"/>
    </style:style>
    <style:style style:name="ce13" style:family="table-cell" style:parent-style-name="Default">
      <style:table-cell-properties fo:background-color="#5eb91e"/>
    </style:style>
    <style:style style:name="ce14" style:family="table-cell" style:parent-style-name="Default">
      <style:table-cell-properties fo:background-color="#ea7500"/>
    </style:style>
    <style:style style:name="ce15" style:family="table-cell" style:parent-style-name="Default">
      <style:table-cell-properties fo:background-color="#2a6099"/>
    </style:style>
    <style:style style:name="ce1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Domaine</text:p>
          </table:table-cell>
          <table:table-cell office:value-type="string" calcext:value-type="string">
            <text:p>parti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Duree Estimee</text:p>
          </table:table-cell>
          <table:table-cell office:value-type="string" calcext:value-type="string">
            <text:p>Duree Restant</text:p>
          </table:table-cell>
          <table:table-cell office:value-type="string" calcext:value-type="string">
            <text:p>Duree Passee</text:p>
          </table:table-cell>
          <table:table-cell/>
          <table:table-cell office:value-type="string" calcext:value-type="string">
            <text:p>Progression</text:p>
          </table:table-cell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Adminstrateur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2]-[.G2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table:formula="of:=(SUM([.G2:.G87]))/(SUM([.E2:.E87]))" office:value-type="percentage" office:value="0.916467780429594" calcext:value-type="percentage">
            <text:p>91,65 %</text:p>
          </table:table-cell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HistoriqueLoyer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3]-[.G3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4]-[.G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Habitation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5]-[.G5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Photo_habitation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6]-[.G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Habitation_Deffectueux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7]-[.G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8]-[.G8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9]-[.G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Type_Habitation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10]-[.G10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Adminstrateur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1]-[.G11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HistoriqueLoyer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2]-[.G12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3]-[.G13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Habitation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4]-[.G14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Photo_habitation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5]-[.G15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Habitation_Deffectueux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6]-[.G16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7]-[.G17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8]-[.G18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Type_Habitation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9]-[.G19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6" office:value-type="string" calcext:value-type="string">
            <text:p>Fonctionnalitees</text:p>
          </table:table-cell>
          <table:table-cell office:value-type="string" calcext:value-type="string">
            <text:p>Listes des habitations</text:p>
          </table:table-cell>
          <table:table-cell office:value-type="string" calcext:value-type="string">
            <text:p>Toavina</text:p>
          </table:table-cell>
          <table:table-cell office:value-type="float" office:value="5" calcext:value-type="float">
            <text:p>5</text:p>
          </table:table-cell>
          <table:table-cell table:formula="of:=[.E20]-[.G2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6" office:value-type="string" calcext:value-type="string">
            <text:p>Fonctionnalitees</text:p>
          </table:table-cell>
          <table:table-cell office:value-type="string" calcext:value-type="string">
            <text:p>Disponibilite</text:p>
          </table:table-cell>
          <table:table-cell office:value-type="string" calcext:value-type="string">
            <text:p>Toavina</text:p>
          </table:table-cell>
          <table:table-cell office:value-type="float" office:value="5" calcext:value-type="float">
            <text:p>5</text:p>
          </table:table-cell>
          <table:table-cell table:formula="of:=[.E21]-[.G2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6" office:value-type="string" calcext:value-type="string">
            <text:p>Fonctionnalitees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Toavina</text:p>
          </table:table-cell>
          <table:table-cell office:value-type="float" office:value="5" calcext:value-type="float">
            <text:p>5</text:p>
          </table:table-cell>
          <table:table-cell table:formula="of:=[.E22]-[.G2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6" office:value-type="string" calcext:value-type="string">
            <text:p>Fonctionnalitees</text:p>
          </table:table-cell>
          <table:table-cell office:value-type="string" calcext:value-type="string">
            <text:p>Evolution du nombre d’habitant occupe par jour</text:p>
          </table:table-cell>
          <table:table-cell office:value-type="string" calcext:value-type="string">
            <text:p>Toavina</text:p>
          </table:table-cell>
          <table:table-cell office:value-type="float" office:value="20" calcext:value-type="float">
            <text:p>20</text:p>
          </table:table-cell>
          <table:table-cell table:formula="of:=[.E23]-[.G23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6" office:value-type="string" calcext:value-type="string">
            <text:p>Fonctionnalitees</text:p>
          </table:table-cell>
          <table:table-cell office:value-type="string" calcext:value-type="string">
            <text:p>Evolution loyer d’habitant </text:p>
          </table:table-cell>
          <table:table-cell office:value-type="string" calcext:value-type="string">
            <text:p>Toavina</text:p>
          </table:table-cell>
          <table:table-cell office:value-type="float" office:value="20" calcext:value-type="float">
            <text:p>20</text:p>
          </table:table-cell>
          <table:table-cell table:formula="of:=[.E24]-[.G24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7" office:value-type="string" calcext:value-type="string">
            <text:p>Mise en place PDO</text:p>
          </table:table-cell>
          <table:table-cell office:value-type="string" calcext:value-type="string">
            <text:p>Creation utilisateur SQL agence_frontoffice_service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25]-[.G2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7" office:value-type="string" calcext:value-type="string">
            <text:p>Mise en place PDO</text:p>
          </table:table-cell>
          <table:table-cell office:value-type="string" calcext:value-type="string">
            <text:p>Creation utilisateur SQL agence_backoffice_service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26]-[.G2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ception Design</text:p>
          </table:table-cell>
          <table:table-cell table:style-name="ce8" office:value-type="string" calcext:value-type="string">
            <text:p>BackOffic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rchad</text:p>
          </table:table-cell>
          <table:table-cell office:value-type="float" office:value="10" calcext:value-type="float">
            <text:p>10</text:p>
          </table:table-cell>
          <table:table-cell table:formula="of:=[.E27]-[.G27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ception Design</text:p>
          </table:table-cell>
          <table:table-cell table:style-name="ce8" office:value-type="string" calcext:value-type="string">
            <text:p>BackOffice</text:p>
          </table:table-cell>
          <table:table-cell office:value-type="string" calcext:value-type="string">
            <text:p>Traitement</text:p>
          </table:table-cell>
          <table:table-cell office:value-type="string" calcext:value-type="string">
            <text:p>Irchad</text:p>
          </table:table-cell>
          <table:table-cell office:value-type="float" office:value="10" calcext:value-type="float">
            <text:p>10</text:p>
          </table:table-cell>
          <table:table-cell table:formula="of:=[.E28]-[.G2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ception Design</text:p>
          </table:table-cell>
          <table:table-cell table:style-name="ce9" office:value-type="string" calcext:value-type="string">
            <text:p>FrontOffice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Irchad</text:p>
          </table:table-cell>
          <table:table-cell office:value-type="float" office:value="10" calcext:value-type="float">
            <text:p>10</text:p>
          </table:table-cell>
          <table:table-cell table:formula="of:=[.E29]-[.G29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ception Design</text:p>
          </table:table-cell>
          <table:table-cell table:style-name="ce9" office:value-type="string" calcext:value-type="string">
            <text:p>FrontOffic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rchad</text:p>
          </table:table-cell>
          <table:table-cell office:value-type="float" office:value="10" calcext:value-type="float">
            <text:p>10</text:p>
          </table:table-cell>
          <table:table-cell table:formula="of:=[.E30]-[.G30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ception Design</text:p>
          </table:table-cell>
          <table:table-cell table:style-name="ce9" office:value-type="string" calcext:value-type="string">
            <text:p>FrontOffice</text:p>
          </table:table-cell>
          <table:table-cell office:value-type="string" calcext:value-type="string">
            <text:p>Acceuil</text:p>
          </table:table-cell>
          <table:table-cell office:value-type="string" calcext:value-type="string">
            <text:p>Irchad</text:p>
          </table:table-cell>
          <table:table-cell office:value-type="float" office:value="10" calcext:value-type="float">
            <text:p>10</text:p>
          </table:table-cell>
          <table:table-cell table:formula="of:=[.E31]-[.G3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ception Design</text:p>
          </table:table-cell>
          <table:table-cell table:style-name="ce9" office:value-type="string" calcext:value-type="string">
            <text:p>FrontOffice</text:p>
          </table:table-cell>
          <table:table-cell office:value-type="string" calcext:value-type="string">
            <text:p>Caracteristique</text:p>
          </table:table-cell>
          <table:table-cell office:value-type="string" calcext:value-type="string">
            <text:p>Irchad</text:p>
          </table:table-cell>
          <table:table-cell office:value-type="float" office:value="10" calcext:value-type="float">
            <text:p>10</text:p>
          </table:table-cell>
          <table:table-cell table:formula="of:=[.E32]-[.G3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ception Design</text:p>
          </table:table-cell>
          <table:table-cell table:style-name="ce9" office:value-type="string" calcext:value-type="string">
            <text:p>FrontOffice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Irchad</text:p>
          </table:table-cell>
          <table:table-cell office:value-type="float" office:value="10" calcext:value-type="float">
            <text:p>10</text:p>
          </table:table-cell>
          <table:table-cell table:formula="of:=[.E33]-[.G33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0" office:value-type="string" calcext:value-type="string">
            <text:p>Mise en place PDO</text:p>
          </table:table-cell>
          <table:table-cell office:value-type="string" calcext:value-type="string">
            <text:p>Class SQL_Client_Connect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34]-[.G34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0" office:value-type="string" calcext:value-type="string">
            <text:p>Mise en place PDO</text:p>
          </table:table-cell>
          <table:table-cell office:value-type="string" calcext:value-type="string">
            <text:p>Class SQL_Admin_Connect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35]-[.G3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1" office:value-type="string" calcext:value-type="string">
            <text:p>Classe : Administrateur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36]-[.G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1" office:value-type="string" calcext:value-type="string">
            <text:p>Classe : Administrateur</text:p>
          </table:table-cell>
          <table:table-cell office:value-type="string" calcext:value-type="string">
            <text:p>Methode : GetByID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37]-[.G37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1" office:value-type="string" calcext:value-type="string">
            <text:p>Classe : Administrateur</text:p>
          </table:table-cell>
          <table:table-cell office:value-type="string" calcext:value-type="string">
            <text:p>Methode : static Login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38]-[.G3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1" office:value-type="string" calcext:value-type="string">
            <text:p>Classe : Administrateur</text:p>
          </table:table-cell>
          <table:table-cell office:value-type="string" calcext:value-type="string">
            <text:p>Methode : Inscriptions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39]-[.G39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1" office:value-type="string" calcext:value-type="string">
            <text:p>Classe : Administrateur</text:p>
          </table:table-cell>
          <table:table-cell office:value-type="string" calcext:value-type="string">
            <text:p>Methode : isValid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40]-[.G4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2" office:value-type="string" calcext:value-type="string">
            <text:p>Classe : Client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41]-[.G4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2" office:value-type="string" calcext:value-type="string">
            <text:p>Classe : Client</text:p>
          </table:table-cell>
          <table:table-cell office:value-type="string" calcext:value-type="string">
            <text:p>Methode : GetByID</text:p>
          </table:table-cell>
          <table:table-cell office:value-type="string" calcext:value-type="string">
            <text:p>Tony</text:p>
          </table:table-cell>
          <table:table-cell office:value-type="float" office:value="15" calcext:value-type="float">
            <text:p>15</text:p>
          </table:table-cell>
          <table:table-cell table:formula="of:=[.E42]-[.G42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2" office:value-type="string" calcext:value-type="string">
            <text:p>Classe : Client</text:p>
          </table:table-cell>
          <table:table-cell office:value-type="string" calcext:value-type="string">
            <text:p>Methode : Login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43]-[.G43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2" office:value-type="string" calcext:value-type="string">
            <text:p>Classe : Client</text:p>
          </table:table-cell>
          <table:table-cell office:value-type="string" calcext:value-type="string">
            <text:p>Methode : Inscriptions</text:p>
          </table:table-cell>
          <table:table-cell office:value-type="string" calcext:value-type="string">
            <text:p>Tony</text:p>
          </table:table-cell>
          <table:table-cell office:value-type="float" office:value="15" calcext:value-type="float">
            <text:p>15</text:p>
          </table:table-cell>
          <table:table-cell table:formula="of:=[.E44]-[.G44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2" office:value-type="string" calcext:value-type="string">
            <text:p>Classe : Client</text:p>
          </table:table-cell>
          <table:table-cell office:value-type="string" calcext:value-type="string">
            <text:p>Methode : getReservations()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45]-[.G4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3" office:value-type="string" calcext:value-type="string">
            <text:p>Classe : Habitations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46]-[.G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3" office:value-type="string" calcext:value-type="string">
            <text:p>Classe : Habitations</text:p>
          </table:table-cell>
          <table:table-cell office:value-type="string" calcext:value-type="string">
            <text:p>Methode : GetByID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47]-[.G47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3" office:value-type="string" calcext:value-type="string">
            <text:p>Classe : Habitations</text:p>
          </table:table-cell>
          <table:table-cell office:value-type="string" calcext:value-type="string">
            <text:p>Methode : getList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48]-[.G4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4" office:value-type="string" calcext:value-type="string">
            <text:p>Classe : TypeHabitation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49]-[.G4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4" office:value-type="string" calcext:value-type="string">
            <text:p>Classe : TypeHabitation</text:p>
          </table:table-cell>
          <table:table-cell office:value-type="string" calcext:value-type="string">
            <text:p>Methode : getByID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50]-[.G5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4" office:value-type="string" calcext:value-type="string">
            <text:p>Classe : TypeHabitation</text:p>
          </table:table-cell>
          <table:table-cell office:value-type="string" calcext:value-type="string">
            <text:p>Methode : getAll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51]-[.G5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5" office:value-type="string" calcext:value-type="string">
            <text:p>Classe : PhotoHabit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52]-[.G5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5" office:value-type="string" calcext:value-type="string">
            <text:p>Classe : PhotoHabit</text:p>
          </table:table-cell>
          <table:table-cell office:value-type="string" calcext:value-type="string">
            <text:p>Methode : getByID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53]-[.G5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5" office:value-type="string" calcext:value-type="string">
            <text:p>Classe : PhotoHabit</text:p>
          </table:table-cell>
          <table:table-cell office:value-type="string" calcext:value-type="string">
            <text:p>Methode : getByHabitation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54]-[.G5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5" office:value-type="string" calcext:value-type="string">
            <text:p>Classe : Reservation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55]-[.G5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5" office:value-type="string" calcext:value-type="string">
            <text:p>Classe : Reservation</text:p>
          </table:table-cell>
          <table:table-cell office:value-type="string" calcext:value-type="string">
            <text:p>Methode : getByID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56]-[.G5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5" office:value-type="string" calcext:value-type="string">
            <text:p>Classe : Reservation</text:p>
          </table:table-cell>
          <table:table-cell office:value-type="string" calcext:value-type="string">
            <text:p>Methode : createReservation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57]-[.G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Office page</text:p>
          </table:table-cell>
          <table:table-cell office:value-type="string" calcext:value-type="string">
            <text:p>Page Login</text:p>
          </table:table-cell>
          <table:table-cell table:number-columns-repeated="3"/>
          <table:table-cell table:formula="of:=[.E58]-[.G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59]-[.G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0]-[.G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1]-[.G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2]-[.G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3]-[.G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4]-[.G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5]-[.G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6]-[.G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7]-[.G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8]-[.G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9]-[.G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0]-[.G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1]-[.G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2]-[.G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3]-[.G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4]-[.G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5]-[.G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6]-[.G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7]-[.G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8]-[.G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9]-[.G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80]-[.G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81]-[.G81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20:47:23.592546391</meta:creation-date>
    <dc:date>2022-12-16T13:54:25.039719957</dc:date>
    <meta:editing-duration>PT4H25M52S</meta:editing-duration>
    <meta:editing-cycles>7</meta:editing-cycles>
    <meta:generator>LibreOffice/7.3.6.2$Linux_X86_64 LibreOffice_project/30$Build-2</meta:generator>
    <meta:document-statistic meta:table-count="1" meta:cell-count="425" meta:object-count="0"/>
  </office:meta>
</office:document-meta>
</file>